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df66f" officeooo:paragraph-rsid="006df66f"/>
    </style:style>
    <style:style style:name="P52" style:family="paragraph" style:parent-style-name="Standard">
      <style:text-properties officeooo:rsid="0070c952" officeooo:paragraph-rsid="0070c952"/>
    </style:style>
    <style:style style:name="P53" style:family="paragraph" style:parent-style-name="Standard">
      <style:text-properties officeooo:rsid="00729453" officeooo:paragraph-rsid="00729453"/>
    </style:style>
    <style:style style:name="P54" style:family="paragraph" style:parent-style-name="Standard">
      <style:text-properties officeooo:rsid="0074fdf7" officeooo:paragraph-rsid="0074fdf7"/>
    </style:style>
    <style:style style:name="P55" style:family="paragraph" style:parent-style-name="Standard" style:list-style-name="L1">
      <style:text-properties officeooo:rsid="0047df7e" officeooo:paragraph-rsid="0047df7e"/>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f5da4" officeooo:paragraph-rsid="007f5da4"/>
    </style:style>
    <style:style style:name="P62" style:family="paragraph" style:parent-style-name="Standard">
      <style:text-properties officeooo:rsid="0080266d" officeooo:paragraph-rsid="0080266d"/>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7078529163512193011" text:style-name="L1">
        <text:list-item>
          <text:p text:style-name="P55">creation d’un node module local</text:p>
        </text:list-item>
        <text:list-item>
          <text:p text:style-name="P55">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2">Vendredi 10 Mars</text:p>
      <text:p text:style-name="P52">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2"/>
      <text:p text:style-name="P53">Lundi 13 Mars</text:p>
      <text:p text:style-name="P54">merge branches subscription et use redux-action</text:p>
      <text:p text:style-name="P54">Ecriture d’une fonction générique pour abstraire un composant et son state</text:p>
      <text:p text:style-name="P54"/>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1">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2">=&gt; Réécriture de la fonction</text:p>
      <text:p text:style-name="P60"/>
      <text:p text:style-name="P51">REBASE BRANCH : </text:p>
      <text:p text:style-name="P51">git rebase master</text:p>
      <text:p text:style-name="P50">git merge<text:span text:style-name="T16">tool</text:span></text:p>
      <text:p text:style-name="P51">git rebase --continue</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3-17T17:47:46.428630605</dc:date>
    <meta:editing-duration>P4DT14H11M33S</meta:editing-duration>
    <meta:editing-cycles>62</meta:editing-cycles>
    <meta:document-statistic meta:table-count="0" meta:image-count="0" meta:object-count="0" meta:page-count="3" meta:paragraph-count="91" meta:word-count="739" meta:character-count="4478" meta:non-whitespace-character-count="3820"/>
  </office:meta>
</office:document-meta>
</file>